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style:text-underline-style="none" fo:font-weight="normal" style:font-name-asian="Consolas" style:font-size-asian="9.5pt" style:font-weight-asian="normal" style:font-name-complex="Consolas" style:font-size-complex="9.5pt" style:font-weight-complex="normal"/>
    </style:style>
    <style:style style:name="T1" style:family="text">
      <style:text-properties fo:color="#000000" style:font-name="Consolas" fo:font-size="9.5pt" style:text-underline-style="none" fo:font-weight="normal" style:font-name-asian="Consolas" style:font-size-asian="9.5pt" style:font-weight-asian="normal" style:font-name-complex="Consolas" style:font-size-complex="9.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llen für die Hausarbeit </text:p>
      <text:p text:style-name="P3"/>
      <text:p text:style-name="P3"/>
      <text:p text:style-name="P4">Bilder Beläge</text:p>
      <text:p text:style-name="P1"/>
      <text:p text:style-name="P7">https://www.tt-shop.de</text:p>
      <text:p text:style-name="P7">https://ttdd.eu</text:p>
      <text:p text:style-name="P1"/>
      <text:p text:style-name="P4">Bilder Seiten</text:p>
      <text:p text:style-name="P1"/>
      <text:p text:style-name="P7">https://image.jimcdn.com/app/cms/image/transf/none/path/s38cff5e4a4fd091a/backgroundarea/i01b7d088df14327a/version/1572780516/image.jpg</text:p>
      <text:p text:style-name="P7"/>
      <text:p text:style-name="P7">https://usercontent.one/wp/www.svc-belm-powe.de/wp-content/uploads/2020/09/TT-Schl%C3%A4ger.jpg</text:p>
      <text:p text:style-name="P7"/>
      <text:p text:style-name="P7">https://www.google.com/url?sa=i&amp;url=http%3A%2F%2Fttbl.de%2F&amp;psig=AOvVaw0QoffiBeeMMZUj-I-SihVl&amp;ust=1620660308578000&amp;source=images&amp;cd=vfe&amp;ved=0CAMQjB1qFwoTCLil26H0vPACFQAAAAAdAAAAABAD</text:p>
      <text:p text:style-name="P7"/>
      <text:p text:style-name="P7">https://www.google.com/url?sa=i&amp;url=https%3A%2F%2Fwww.facebook.com%2FTTCNeuweiler%2F&amp;psig=AOvVaw0l-Vmo6MTUGdWnyrSsmOYo&amp;ust=1620660736144000&amp;source=images&amp;cd=vfe&amp;ved=0CA0QjhxqFwoTCNiMxfH1vPACFQAAAAAdAAAAABAD</text:p>
      <text:p text:style-name="P7"/>
      <text:p text:style-name="P7"/>
      <text:p text:style-name="P7">https://www.google.com/url?sa=i&amp;url=http%3A%2F%2Fwww.ttc-altenwald.de%2Findex.php%3Fstart%3D51&amp;psig=AOvVaw1xbDZXgIDYNlIzbPLWJwXt&amp;ust=1620660981576000&amp;source=images&amp;cd=vfe&amp;ved=0CAMQjB1qFwoTCJiS_OL2vPACFQAAAAAdAAAAABAD</text:p>
      <text:p text:style-name="P3"/>
      <text:p text:style-name="P5">Links verwendeter Code im Programm</text:p>
      <text:p text:style-name="P5"/>
      <text:p text:style-name="P3">https://docs.microsoft.com/de-de/aspnet/core/tutorials/razor-pages/search?view=aspnetcore-5.0</text:p>
      <text:p text:style-name="P3"/>
      <text:p text:style-name="P3">https://mysqlconnector.net/tutorials/connect-to-mysql/</text:p>
      <text:p text:style-name="P3"/>
      <text:p text:style-name="P3">https://moonbooks.org/Articles/How-to-have-a-link-that-looks-like-a-button-with-bootstrap/</text:p>
      <text:p text:style-name="P3"/>
      <text:p text:style-name="P6"><text:span text:style-name="T1">https://www.codeguru.com/csharp/.net/net_general/generating-a-pdf-document-using-c-.net-and-itext-7.html</text:span></text:p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1-05-30T11:32:42.18</meta:creation-date>
    <meta:document-statistic meta:table-count="0" meta:image-count="0" meta:object-count="0" meta:page-count="1" meta:paragraph-count="15" meta:word-count="24" meta:character-count="1298"/>
    <dc:date>2021-05-30T11:39:08.47</dc:date>
    <dc:creator>Mühlbach Michael</dc:creator>
    <meta:editing-duration>PT6M26S</meta:editing-duration>
    <meta:editing-cycles>1</meta:editing-cycles>
    <meta:generator>OpenOffice/4.1.7$Win32 OpenOffice.org_project/417m1$Build-9800</meta:generator>
  </office:meta>
</office:document-meta>
</file>